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48B800001B6E00000B7822A3FAAEBE51E006.wmf" manifest:media-type="image/x-wmf"/>
  <manifest:file-entry manifest:full-path="Pictures/10000000000008A80000067E0718B814CD2AB836.jpg" manifest:media-type="image/jpeg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20100000162000000943D264FD9C4862A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Mono6" svg:font-family="'Liberation Mono'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5" svg:font-family="'Liberation Mono'" style:font-pitch="variable"/>
    <style:font-face style:name="Liberation Sans7" svg:font-family="'Liberation Sans'" style:font-pitch="variable"/>
    <style:font-face style:name="OpenSymbol1" svg:font-family="OpenSymbol, 'Arial Unicode MS'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458cm" fo:min-width="0.208cm"/>
      <style:paragraph-properties style:writing-mode="lr-tb"/>
    </style:style>
    <style:style style:name="gr5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45cm" fo:min-width="0.562cm"/>
      <style:paragraph-properties style:writing-mode="lr-tb"/>
    </style:style>
    <style:style style:name="gr6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45cm" fo:min-width="0.35cm"/>
      <style:paragraph-properties style:writing-mode="lr-tb"/>
    </style:style>
    <style:style style:name="gr7" style:family="graphic" style:parent-style-name="standard">
      <style:graphic-properties draw:stroke="none" svg:stroke-color="#000000" draw:fill-color="#f0e6ff" draw:textarea-horizontal-align="justify" draw:textarea-vertical-align="middle" draw:auto-grow-height="false" fo:min-height="0.45cm" fo:min-width="0.702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3.104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3.60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3.90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2.60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3.30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1.604cm"/>
    </style:style>
    <style:style style:name="gr14" style:family="graphic" style:parent-style-name="objectwithoutfill">
      <style:graphic-properties draw:marker-start="" draw:marker-start-width="0.3cm" draw:marker-end="Arrow_20_concave" draw:marker-end-width="0.2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44cm" fo:min-width="3.804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20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5.631cm"/>
      <style:paragraph-properties style:writing-mode="lr-tb"/>
    </style:style>
    <style:style style:name="pr8" style:family="presentation" style:parent-style-name="master-title">
      <style:graphic-properties fo:min-height="1.741cm"/>
      <style:paragraph-properties style:writing-mode="lr-tb"/>
    </style:style>
    <style:style style:name="pr9" style:family="presentation" style:parent-style-name="master-outline1">
      <style:graphic-properties fo:min-height="14.15cm"/>
      <style:paragraph-properties style:writing-mode="lr-tb"/>
    </style:style>
    <style:style style:name="pr10" style:family="presentation" style:parent-style-name="master-notes">
      <style:graphic-properties draw:fill-color="#ffffff" fo:min-height="13.364cm"/>
      <style:paragraph-properties style:writing-mode="lr-tb"/>
    </style:style>
    <style:style style:name="pr11" style:family="presentation" style:parent-style-name="master-notes">
      <style:graphic-properties draw:fill-color="#ffffff" draw:auto-grow-height="true" fo:min-height="15.166cm"/>
      <style:paragraph-properties style:writing-mode="lr-tb"/>
    </style:style>
    <style:style style:name="pr12" style:family="presentation" style:parent-style-name="master-title">
      <style:graphic-properties draw:auto-grow-height="true" fo:min-height="1.737cm"/>
      <style:paragraph-properties style:writing-mode="lr-tb"/>
    </style:style>
    <style:style style:name="pr13" style:family="presentation" style:parent-style-name="master-outline1">
      <style:paragraph-properties style:writing-mode="lr-tb"/>
    </style:style>
    <style:style style:name="pr14" style:family="presentation" style:parent-style-name="master-notes">
      <style:graphic-properties draw:fill-color="#ffffff" fo:min-height="15.121cm"/>
      <style:paragraph-properties style:writing-mode="lr-tb"/>
    </style:style>
    <style:style style:name="pr15" style:family="presentation" style:parent-style-name="master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2cm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-color="#f0e6ff"/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left="0cm" fo:margin-right="0cm" fo:margin-top="0.42cm" fo:margin-bottom="0.35cm" fo:text-indent="-0.6cm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style:paragraph-properties fo:margin-top="0cm" fo:margin-bottom="0.3cm"/>
    </style:style>
    <style:style style:name="P25" style:family="paragraph">
      <style:paragraph-properties style:writing-mode="lr-tb"/>
      <style:text-properties fo:color="#000000" fo:font-size="26pt" style:font-size-asian="26pt" style:font-size-complex="26pt"/>
    </style:style>
    <style:style style:name="P26" style:family="paragraph">
      <loext:graphic-properties draw:fill-color="#999999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Mono6" fo:font-size="14pt" style:font-size-asian="14pt" style:font-size-complex="14pt"/>
    </style:style>
    <style:style style:name="P29" style:family="paragraph">
      <style:paragraph-properties fo:margin-top="0cm" fo:margin-bottom="0.2cm" style:writing-mode="lr-tb"/>
      <style:text-properties fo:color="#800000" fo:font-size="26pt" style:font-size-asian="26pt" style:font-size-complex="26pt"/>
    </style:style>
    <style:style style:name="P30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style:font-name="Liberation Sans7" fo:font-size="14pt" style:font-size-asian="14pt" style:font-size-complex="14pt"/>
    </style:style>
    <style:style style:name="T1" style:family="text">
      <style:text-properties fo:color="#ffffff" style:font-name="Liberation Sans" fo:font-size="32pt" fo:language="ru" fo:country="RU" style:font-size-asian="32pt" style:font-size-complex="32pt"/>
    </style:style>
    <style:style style:name="T2" style:family="text">
      <style:text-properties fo:color="#ffffff" style:font-name="Liberation Sans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6" fo:font-size="14pt" fo:language="ru" fo:country="RU" style:font-name-asian="Liberation Sans6" style:font-size-asian="14pt" style:font-name-complex="Liberation Sans6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fo:font-size="28pt" fo:language="ru" fo:country="RU" style:font-size-asian="28pt" style:font-size-complex="28pt"/>
    </style:style>
    <style:style style:name="T12" style:family="text">
      <style:text-properties fo:color="#000000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000000" fo:language="ru" fo:country="RU"/>
    </style:style>
    <style:style style:name="T14" style:family="text">
      <style:text-properties fo:color="#000000" fo:font-size="22pt" fo:language="ru" fo:country="RU" fo:font-style="normal" style:font-size-asian="22pt" style:font-style-asian="normal" style:font-size-complex="22pt" style:font-style-complex="normal"/>
    </style:style>
    <style:style style:name="T15" style:family="text">
      <style:text-properties fo:color="#000000" fo:font-size="28pt" fo:language="ru" fo:country="RU" fo:font-style="normal" style:font-size-asian="28pt" style:font-style-asian="normal" style:font-size-complex="28pt" style:font-style-complex="normal"/>
    </style:style>
    <style:style style:name="T16" style:family="text">
      <style:text-properties fo:font-size="22pt" fo:language="ru" fo:country="RU" style:font-size-asian="22pt" style:font-size-complex="22pt"/>
    </style:style>
    <style:style style:name="T17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8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19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style:font-name="Liberation Mono3" fo:font-size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22pt" fo:language="ru" fo:country="RU" style:font-size-asian="22pt" style:font-size-complex="22pt"/>
    </style:style>
    <style:style style:name="T23" style:family="text">
      <style:text-properties fo:color="#000000" fo:font-size="26pt" fo:language="ru" fo:country="RU" style:font-size-asian="26pt" style:font-size-complex="26pt"/>
    </style:style>
    <style:style style:name="T24" style:family="text">
      <style:text-properties fo:color="#000000" fo:font-size="14pt" fo:language="ru" fo:country="RU" style:font-size-asian="14pt" style:font-size-complex="14pt"/>
    </style:style>
    <style:style style:name="T25" style:family="text">
      <style:text-properties fo:color="#000000" style:font-name="Liberation Mono6" fo:font-size="14pt" fo:language="ru" fo:country="RU" style:font-size-asian="14pt" style:font-size-complex="14pt"/>
    </style:style>
    <style:style style:name="T26" style:family="text">
      <style:text-properties fo:color="#000000" style:font-name="Liberation Sans7" fo:font-size="14pt" fo:language="ru" fo:country="RU" style:font-size-asian="14pt" style:font-size-complex="14pt"/>
    </style:style>
    <style:style style:name="T27" style:family="text">
      <style:text-properties fo:color="#000000" style:font-name="Liberation Mono3" fo:font-size="14pt" fo:language="ru" fo:country="RU" style:font-size-asian="14pt" style:font-size-complex="14pt"/>
    </style:style>
    <style:style style:name="T28" style:family="text">
      <style:text-properties fo:color="#000000" style:font-name="Liberation Sans7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Слабоструктурированные данные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Что такое слабоструктурированные данные</text:span></text:p>
              </text:list-item>
              <text:list-item>
                <text:p text:style-name="P9"><text:span text:style-name="T11">Применение в реляционных базах данных</text:span></text:p>
              </text:list-item>
              <text:list-item>
                <text:p text:style-name="P9"><text:span text:style-name="T11">Необходимые операции</text:span></text:p>
              </text:list-item>
              <text:list-item>
                <text:p text:style-name="P9"><text:span text:style-name="T11">Тип данных для XML: xml</text:span></text:p>
              </text:list-item>
              <text:list-item>
                <text:p text:style-name="P9"><text:span text:style-name="T11">Типы данных для JSON: json и jsonb</text:span></text:p>
              </text:list-item>
              <text:list-item>
                <text:p text:style-name="P9"><text:span text:style-name="T12">Индексирование документов JSON</text:span></text:p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Что это такое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Наиболее известные примеры: XML и JSON</text:span></text:p>
              </text:list-item>
              <text:list-item>
                <text:p text:style-name="P9"><text:span text:style-name="T11">Схема данных определяется самим документом</text:span></text:p>
                <text:list>
                  <text:list-item>
                    <text:p text:style-name="P13"><text:span text:style-name="T14">документ содержит разметку для выделения элементов</text:span><text:span text:style-name="T14"><text:line-break/></text:span><text:span text:style-name="T14">и определения иерархии</text:span></text:p>
                  </text:list-item>
                </text:list>
              </text:list-item>
              <text:list-item>
                <text:p text:style-name="P9"><text:span text:style-name="T11">Данные не соответствуют реляционной модели</text:span></text:p>
                <text:list>
                  <text:list-item>
                    <text:p text:style-name="P14"><text:span text:style-name="T14">конкретный документ можно представить в виде таблиц</text:span></text:p>
                  </text:list-item>
                  <text:list-item>
                    <text:p text:style-name="P13"><text:span text:style-name="T14">документы общего вида тоже можно, но практически — неудобно</text:span></text:p>
                  </text:list-item>
                </text:list>
              </text:list-item>
              <text:list-item>
                <text:p text:style-name="P9"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Слабоструктурированные (semi-structured) данные — это данные, представленные не в реляционном (табличном) виде. Обычно это текстовый документ, но в отличие от текста на естественном языке, документ содержит разметку, определяющую структурные единицы.</text:span></text:p>
              <text:p text:style-name="P15"><text:span text:style-name="T6">Широко известными примерами форматов (языков разметки) являются XML и JSON, в последнее время также популярен YAML.</text:span></text:p>
              <text:p text:style-name="P15"><text:span text:style-name="T6">Структура, или схема, документа определяется его собственной разметкой. (Это не исключает возможности определить структуру отдельно — например, для XML есть языки DTD, XMLSchema.)</text:span></text:p>
              <text:p text:style-name="P15"><text:span text:style-name="T6">Разметка, как правило, позволяет определить вложенные элементы, образующие иерархию.</text:span></text:p>
              <text:p text:style-name="P15"><text:span text:style-name="T6">Конечно, любую конкретную иерархию можно представить и</text:span><text:span text:style-name="T6"><text:line-break/></text:span><text:span text:style-name="T6">в табличном виде. Можно уложить в таблицы и произвольную иерархию без жесткой схемы, но результат будет лишен типизации данных, возможности создания ограничений целостности, с ним будет крайне неудобно работать в терминах запросов SQL. Поэтому с некоторыми видами данных действительно удобнее и логичнее работать именно</text:span><text:span text:style-name="T6"><text:line-break/></text:span><text:span text:style-name="T6">в таком, слабоструктурированном, виде.</text:span></text:p>
              <text:p text:style-name="P15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Применение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Интерфейсный формат</text:span></text:p>
                <text:list>
                  <text:list-item>
                    <text:p text:style-name="P14"><text:span text:style-name="T14">между приложением и внешней системой</text:span></text:p>
                  </text:list-item>
                  <text:list-item>
                    <text:p text:style-name="P13"><text:span text:style-name="T14">между клиентской и серверной частями приложения</text:span></text:p>
                  </text:list-item>
                </text:list>
              </text:list-item>
              <text:list-item>
                <text:p text:style-name="P9"><text:span text:style-name="T11">Внутри базы данных как атомарное значение</text:span></text:p>
                <text:list>
                  <text:list-item>
                    <text:p text:style-name="P14"><text:span text:style-name="T14">только хранение и извлечение</text:span></text:p>
                  </text:list-item>
                  <text:list-item>
                    <text:p text:style-name="P13"><text:span text:style-name="T14">не нарушает 1NF, достаточно обычных средств SQL</text:span></text:p>
                  </text:list-item>
                </text:list>
              </text:list-item>
              <text:list-item>
                <text:p text:style-name="P9"><text:span text:style-name="T11">Внутри базы данных как неатомарное значение</text:span></text:p>
                <text:list>
                  <text:list-item>
                    <text:p text:style-name="P14"><text:span text:style-name="T14">операции с отдельными частями документа</text:span></text:p>
                  </text:list-item>
                  <text:list-item>
                    <text:p text:style-name="P14"><text:span text:style-name="T14">SQL не достаточно; требуется специальный язык запросов</text:span><text:span text:style-name="T14"><text:line-break/></text:span><text:span text:style-name="T14">и набор дополнительных операций</text:span></text:p>
                  </text:list-item>
                  <text:list-item>
                    <text:p text:style-name="P14"><text:span text:style-name="T14">гибкость, когда данные плохо укладываются в реляционную модель</text:span></text:p>
                  </text:list-item>
                  <text:list-item>
                    <text:p text:style-name="P13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Документы XML или JSON могут применяться как удобный интерфейсный формат между разными компонентами, независимый</text:span><text:span text:style-name="T6"><text:line-break/></text:span><text:span text:style-name="T6">от конкретной платформы или языка программирования. Например,</text:span><text:span text:style-name="T6"><text:line-break/></text:span><text:span text:style-name="T6">для взаимодействия с внешними системами, или для обмена данными между клиентской и серверной частями системы. В последнем случае интерфейсный формат позволяет клиенту послать сложный запрос,</text:span><text:span text:style-name="T6"><text:line-break/></text:span><text:span text:style-name="T6">а серверу выполнить его эффективным образом (в отличие от традиционного подхода, принятого в ORM, когда сервер базы данных нагружается большим количеством мелких запросов, не оставляя возможностей для оптимизации).</text:span></text:p>
              <text:p text:style-name="P15"><text:span text:style-name="T6">Если слабоструктурированные данные хранятся внутри самой базы данных, то все зависит от того, как эти данные используются. Если внутри SQL запросов не делается попыток работать с отдельными частями документов, то такие значения можно считать атомарными</text:span><text:span text:style-name="T6"><text:line-break/></text:span><text:span text:style-name="T6">с точки зрения СУБД. Тут достаточно обычных средств SQL.</text:span></text:p>
              <text:p text:style-name="P15"><text:span text:style-name="T6">Конечно, более интересен случай, когда серверу необходимо выделять часть документа, фильтровать вывод на основе содержания документов и т. п. Для этого SQL уже не хватает и нужен специализированный язык доступа к слабоструктурированным данным. Если СУБД предоставляет такую возможность, это позволяет комбинировать строгий реляционный подход для данных, имеющих четкую структуру, и подход в духе NoSQL для данных, которые сложно представить в табличном виде.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Операции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Преобразование документа к реляционному виду</text:span></text:p>
                <text:list>
                  <text:list-item>
                    <text:p text:style-name="P14"><text:span text:style-name="T14">сохранение транспортного документа в базу данных</text:span></text:p>
                  </text:list-item>
                  <text:list-item>
                    <text:p text:style-name="P13"><text:span text:style-name="T14">использование средств SQL для обработки</text:span></text:p>
                  </text:list-item>
                </text:list>
              </text:list-item>
              <text:list-item>
                <text:p text:style-name="P9"><text:span text:style-name="T11">Преобразование реляционных данных к виду документа</text:span></text:p>
                <text:list>
                  <text:list-item>
                    <text:p text:style-name="P13"><text:span text:style-name="T14">выгрузка данных в транспортный формат</text:span></text:p>
                  </text:list-item>
                </text:list>
              </text:list-item>
              <text:list-item>
                <text:p text:style-name="P9"><text:span text:style-name="T15">Выделение части документа</text:span></text:p>
                <text:list>
                  <text:list-item>
                    <text:p text:style-name="P13"><text:span text:style-name="T14">специализированный язык запросов</text:span></text:p>
                  </text:list-item>
                </text:list>
              </text:list-item>
              <text:list-item>
                <text:p text:style-name="P9"><text:span text:style-name="T10">Индексирование документов</text:span></text:p>
                <text:list>
                  <text:list-item>
                    <text:p><text:span text:style-name="T16">поддержка операций специализированного языка запрос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Чтобы работать со слабоструктурированными документами</text:span><text:span text:style-name="T6"><text:line-break/></text:span><text:span text:style-name="T6">в реляционной базе данных, понадобятся возможности для преобразования данных из одного вида в другой, поскольку в одних ситуациях удобнее использовать реляционные средства, в других — документоориентированные. Особенно это важно, если такой язык, как XML или JSON, используется в качестве транспортного формата.</text:span></text:p>
              <text:p text:style-name="P15"><text:span text:style-name="T6">Кроме этого, нужны средства для выделения части документа —</text:span><text:span text:style-name="T6"><text:line-break/></text:span><text:span text:style-name="T6">каких-то отдельных значений, или какого-то подмножества элементов. Такие средства обычно представлены в виде специализированного языка запросов, который учитывает иерархическую структуру документов. Такие языки запросов можно использовать не только для выделения части документа, но и, например, для выбора тех документов, в которых присутствует заданный фрагмент.</text:span></text:p>
              <text:p text:style-name="P15"><text:span text:style-name="T6">Если слабоструктурированные документы используются в реляционной СУБД, встает задача индексирования таких данных. Для этого, как правило, не годятся обычные B-деревья, поскольку требуется поддерживать не операции сравнения документов, а операции, связанные со специализированным языком запросов.</text:span></text:p>
              <text:p text:style-name="P15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Формат XML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eXtensible Markup Language</text:span></text:p>
                <text:list>
                  <text:list-item>
                    <text:p text:style-name="P14"><text:span text:style-name="T14">универсальный язык разметки, первый стандарт 1998 года</text:span></text:p>
                  </text:list-item>
                  <text:list-item>
                    <text:p text:style-name="P13"><text:span text:style-name="T14">форматы на основе XML: XHTML, FB2, RSS и Atom, SVG, SOAP...</text:span></text:p>
                  </text:list-item>
                </text:list>
              </text:list-item>
              <text:list-item>
                <text:p><text:span text:style-name="T15">Структура</text:span></text:p>
                <text:list>
                  <text:list-item>
                    <text:p text:style-name="P14"><text:span text:style-name="T14">вложенные элементы</text:span></text:p>
                  </text:list-item>
                  <text:list-item>
                    <text:p text:style-name="P13"><text:span text:style-name="T14">отделяются тегами, могут иметь атрибуты, содержат текст</text:span></text:p>
                  </text:list-item>
                </text:list>
              </text:list-item>
              <text:list-item>
                <text:p><text:span text:style-name="T15">Инструментарий</text:span></text:p>
                <text:list>
                  <text:list-item>
                    <text:p text:style-name="P14"><text:span text:style-name="T14">описание схемы (DTD, XML Schema), языки запросов XPath и XQuery,</text:span><text:span text:style-name="T14"><text:line-break/></text:span><text:span text:style-name="T14">язык преобразования XSLT</text:span></text:p>
                  </text:list-item>
                  <text:list-item>
                    <text:p text:style-name="P14"><text:span text:style-name="T14">PostgreSQL: XPath 1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6" draw:layer="layout" svg:width="16.799cm" svg:height="15.631cm" svg:x="2.1cm" svg:y="14.107cm" presentation:class="notes" presentation:user-transformed="true">
            <draw:text-box>
              <text:p text:style-name="P15"><text:span text:style-name="T6">XML (eXtensible Markup Language) появился в контексте веба и разрабатывается консорциумом W3C. XML является текстовым документом, содержащим специальную разметку. XML определяет синтаксическую структуру разметки, которая с помощью </text:span><text:span text:style-name="T17">тегов</text:span><text:span text:style-name="T6"> выделяет </text:span><text:span text:style-name="T17">элементы </text:span><text:span text:style-name="T18">(возможно, вложенные друг в друга)</text:span><text:span text:style-name="T6">, которые могут также иметь </text:span><text:span text:style-name="T17">атрибуты</text:span><text:span text:style-name="T6">. (Язык XML довольно сложен, в нем имеются также </text:span><text:span text:style-name="T17">инструкции обработки</text:span><text:span text:style-name="T6">, </text:span><text:span text:style-name="T17">комментарии</text:span><text:span text:style-name="T6"> и другие сущности, но мы не будем на этом останавливаться.)</text:span></text:p>
              <text:p text:style-name="P15"><text:span text:style-name="T6">XML позволяет определить </text:span><text:span text:style-name="T17">расширения XML</text:span><text:span text:style-name="T6">, определяя конкретный набор элементов и их атрибутов, и наделяя их определенной семантикой. К известным расширениям относятся XHTML (более строгий HTML, совместимый с XML), FB2 (формат электронных книг), RSS и Atom (форматы для новостных лент), SVG (векторная графика), SOAP (формат сообщений веб-сервисов) и другие.</text:span></text:p>
              <text:p text:style-name="P15"><text:span text:style-name="T6">За время существования формата XML сформировался богатый инструментарий для работы с ним, включающий языки описания схемы документов (такие, как DTD, XMLSchema), языки запросов (базовый XPath и более богатый XQuery на его основе), языки преобразования документов XML (XSLT и XSL-FO на его основе).</text:span></text:p>
              <text:p text:style-name="P15"><text:span text:style-name="T6">В реляционных базах работу с XML регламентирует стандарт SQL/XML. PostgreSQL поддерживает только XPath 1.0. Преобразования XSLT доступны в расширениях (xml2 или в сторонних). Индексирование</text:span><text:span text:style-name="T6"><text:line-break/></text:span><text:span text:style-name="T6">не реализовано (хотя все возможности для этого есть).</text:span></text:p>
              <text:p text:style-name="P15"><text:span text:style-name="T19"><text:a xlink:href="https://postgrespro.ru/docs/postgresql/16/datatype-xml" xlink:type="simple">https://postgrespro.ru/docs/postgresql/16/datatype-xml</text:a></text:span></text:p>
              <text:p text:style-name="P15"><text:span text:style-name="T19"><text:a xlink:href="https://postgrespro.ru/docs/postgresql/16/functions-xml" xlink:type="simple">https://postgrespro.ru/docs/postgresql/16/functions-xml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Тип данных для XML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xml</text:span></text:p>
                <text:list>
                  <text:list-item>
                    <text:p text:style-name="P14"><text:span text:style-name="T14">хранение в виде обычного текста + синтаксическая проверка</text:span></text:p>
                  </text:list-item>
                  <text:list-item>
                    <text:p text:style-name="P14"><text:span text:style-name="T14">сохраняется исходное форматирование</text:span></text:p>
                  </text:list-item>
                  <text:list-item>
                    <text:p text:style-name="P13"><text:span text:style-name="T14">может хранить XML-документ или фрагмент документа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Тип xml хранит документ в виде текстовой строки. Но по сравнению</text:span><text:span text:style-name="T6"><text:line-break/></text:span><text:span text:style-name="T6">с типом text он проверяет введенные значения на допустимость</text:span><text:span text:style-name="T6"><text:line-break/></text:span><text:span text:style-name="T6">по правилам XML.</text:span></text:p>
              <text:p text:style-name="P15"><text:span text:style-name="T6">Допускается хранение корректно оформленных документов, а также</text:span><text:span text:style-name="T6"><text:line-break/></text:span><text:span text:style-name="T6">их фрагментов, в которых может быть несколько элементов верхнего уровня или текстовых узлов.</text:span></text:p>
              <text:p text:style-name="P15"><text:span text:style-name="T6">Для типа xml не определены никакие операторы сравнения, поэтому столбец этого типа нельзя проиндексировать с помощью B-tree. Однако можно, например, использовать индекс по выражению, в котором вызывается XPath и результат приводится к строке символов.</text:span></text:p>
              <text:p text:style-name="P15"><text:span text:style-name="T6">Существуют и другие ограничения реализации этого типа в PostgreSQL.</text:span></text:p>
              <text:p text:style-name="P15"><text:span text:style-name="T19"><text:a xlink:href="https://postgrespro.ru/docs/postgresql/16/xml-limits-conformance" xlink:type="simple">https://postgrespro.ru/docs/postgresql/16/xml-limits-conformance</text:a></text:span></text:p>
              <text:p text:style-name="P15"><text:span text:style-name="T6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Формат JSON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JavaScript Object Notation</text:span></text:p>
                <text:list>
                  <text:list-item>
                    <text:p text:style-name="P14"><text:span text:style-name="T14">простой язык разметки, стандарт 1999 года</text:span></text:p>
                  </text:list-item>
                  <text:list-item>
                    <text:p text:style-name="P13"><text:span text:style-name="T14">появился в JavaScript, но распространен повсеместно</text:span></text:p>
                  </text:list-item>
                </text:list>
              </text:list-item>
              <text:list-item>
                <text:p><text:span text:style-name="T15">Структура</text:span></text:p>
                <text:list>
                  <text:list-item>
                    <text:p text:style-name="P14"><text:span text:style-name="T14">объекты (пары «ключ: значение»), массивы значений</text:span></text:p>
                  </text:list-item>
                  <text:list-item>
                    <text:p text:style-name="P13"><text:span text:style-name="T14">значения текстовые, числовые, даты, логические</text:span></text:p>
                  </text:list-item>
                </text:list>
              </text:list-item>
              <text:list-item>
                <text:p><text:span text:style-name="T15">Инструментарий</text:span></text:p>
                <text:list>
                  <text:list-item>
                    <text:p text:style-name="P14"><text:span text:style-name="T14">PostgreSQL: язык запросов JSONPath,</text:span><text:span text:style-name="T14"><text:line-break/></text:span><text:span text:style-name="T14">неполная пока поддержка стандарта SQL/JSON,</text:span><text:span text:style-name="T14"><text:line-break/></text:span><text:span text:style-name="T14">индексирование</text:span></text:p>
                  </text:list-item>
                  <text:list-item>
                    <text:p text:style-name="P14"><text:span text:style-name="T14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1" draw:text-style-name="P16" draw:layer="layout" svg:width="16.799cm" svg:height="15.166cm" svg:x="2.1cm" svg:y="14.107cm" presentation:class="notes" presentation:user-transformed="true">
            <draw:text-box>
              <text:p text:style-name="P15"><text:span text:style-name="T6">Формат JSON — подмножество языка JavaScript, описывающее:</text:span></text:p>
              <text:list text:style-name="L4">
                <text:list-item>
                  <text:p text:style-name="P18"><text:span text:style-name="T21"><text:s/></text:span><text:span text:style-name="T21">простые значения (</text:span><text:span text:style-name="T6">текстовые, числовые, даты и логические);</text:span></text:p>
                </text:list-item>
                <text:list-item>
                  <text:p text:style-name="P18"><text:span text:style-name="T6"><text:s/></text:span><text:span text:style-name="T6">объекты, состоящие из пар «ключ —</text:span><text:span text:style-name="T7"> </text:span><text:span text:style-name="T6">значение»;</text:span></text:p>
                </text:list-item>
                <text:list-item>
                  <text:p text:style-name="P18"><text:span text:style-name="T6"><text:s/></text:span><text:span text:style-name="T6">массивы значений.</text:span></text:p>
                </text:list-item>
              </text:list>
              <text:p text:style-name="P15"><text:span text:style-name="T6">В двух последних случаях значения могут быть как простыми, так</text:span><text:span text:style-name="T6"><text:line-break/></text:span><text:span text:style-name="T6">и объектами или массивами, то есть документ имеет иерархическую структуру.</text:span></text:p>
              <text:p text:style-name="P15"><text:span text:style-name="T6">Несмотря на то, что JSON — «родной» формат для JavaScript,</text:span><text:span text:style-name="T6"><text:line-break/></text:span><text:span text:style-name="T6">он получил огромное распространение благодаря своей простоте</text:span><text:span text:style-name="T6"><text:line-break/></text:span><text:span text:style-name="T6">и удобству, и повсеместно используется в современном интернете.</text:span></text:p>
              <text:p text:style-name="P15"><text:span text:style-name="T6">Изначально PostgreSQL предоставлял собственные операции для работы с JSON; при необходимости более серьезного инструментария можно было воспользоваться расширением jsQuery. В настоящее время в PostgreSQL реализована часть стандарта SQL/JSON:2016, включая язык запросов JSONPath.</text:span></text:p>
              <text:p text:style-name="P15"><text:span text:style-name="T6">Имеется и индексирование документов JSON. Это позволяет комбинировать реляционные возможности PostgreSQL</text:span><text:span text:style-name="T6"><text:line-break/></text:span><text:span text:style-name="T6">с возможностями, предоставляемыми NoSQL-базами.</text:span></text:p>
              <text:p text:style-name="P15"><text:span text:style-name="T19"><text:a xlink:href="https://postgrespro.ru/docs/postgresql/16/datatype-json" xlink:type="simple">https://postgrespro.ru/docs/postgresql/16/datatype-json</text:a></text:span></text:p>
              <text:p text:style-name="P15"><text:span text:style-name="T19"><text:a xlink:href="https://postgrespro.ru/docs/postgresql/16/functions-json" xlink:type="simple">https://postgrespro.ru/docs/postgresql/16/functions-json</text:a></text:span></text:p>
              <text:p text:style-name="P15"><text:span text:style-name="T19"><text:a xlink:href="https://github.com/postgrespro/jsquery" xlink:type="simple">https://github.com/postgrespro/jsquery</text:a></text:span></text:p>
              <text:p text:style-name="P15"><text:span text:style-name="T19"/></text:p>
              <text:p text:style-name="P15"><text:span text:style-name="T6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Типы данных для JSON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Json</text:span></text:p>
                <text:list>
                  <text:list-item>
                    <text:p text:style-name="P14"><text:span text:style-name="T14">хранение в виде обычного текста + синтаксическая проверка</text:span></text:p>
                  </text:list-item>
                  <text:list-item>
                    <text:p text:style-name="P14"><text:span text:style-name="T14">сохраняется исходное форматирование</text:span></text:p>
                  </text:list-item>
                  <text:list-item>
                    <text:p text:style-name="P13"><text:span text:style-name="T14">необходимость повторного разбора при каждом запросе</text:span></text:p>
                  </text:list-item>
                </text:list>
              </text:list-item>
              <text:list-item>
                <text:p><text:span text:style-name="T15">Jsonb</text:span></text:p>
                <text:list>
                  <text:list-item>
                    <text:p text:style-name="P14"><text:span text:style-name="T14">внутренний формат, исключающий повторный разбор</text:span></text:p>
                  </text:list-item>
                  <text:list-item>
                    <text:p text:style-name="P14"><text:span text:style-name="T14">поддержка SQL/JSON (язык запросов JSONPath)</text:span></text:p>
                  </text:list-item>
                  <text:list-item>
                    <text:p text:style-name="P13"><text:span text:style-name="T14">поддержка индексирова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Имеются два типа данных для представления документов JSON: json</text:span><text:span text:style-name="T6"><text:line-break/></text:span><text:span text:style-name="T6">и jsonb.</text:span></text:p>
              <text:p text:style-name="P15"><text:span text:style-name="T6">Первый появился раньше и, по сути, просто хранит документ в виде текстовой строки (при этом, конечно, проверяется, что строка является корректным документом JSON). Но при любом обращении к части документа JSON его приходится заново разбирать. Это вызывает большие накладные расходы. Кроме того, для формата json не реализован язык JSONPath и не работает индексирование. Поэтому json применяется редко.</text:span></text:p>
              <text:p text:style-name="P15"><text:span text:style-name="T6">Обычно используется тип jsonb (b — binary). Этот формат сохраняет однажды разобранную иерархию элементов, что позволяет эффективно работать с документом. Следует учитывать, что исходный вид документа при этом не сохраняется: нарушается порядок следования элементов, пропадают отступы и дублирующиеся ключи.</text:span></text:p>
              <text:p text:style-name="P15"><text:span text:style-name="T19"><text:a xlink:href="https://postgrespro.ru/docs/postgresql/16/datatype-json#DATATYPE-JSONPATH" xlink:type="simple">https://postgrespro.ru/docs/postgresql/16/datatype-json#DATATYPE-JSONPATH</text:a></text:span></text:p>
              <text:p text:style-name="P15"><text:span text:style-name="T6"/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5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Метод доступа GIN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Инвертированный индекс</text:span></text:p>
                <text:list>
                  <text:list-item>
                    <text:p text:style-name="P14"><text:span text:style-name="T14">метод применим для сложносоставных значений (массив, текст)</text:span></text:p>
                  </text:list-item>
                  <text:list-item>
                    <text:p text:style-name="P14"><text:span text:style-name="T14">API метода доступа определяет, как выделять элементы значения</text:span></text:p>
                  </text:list-item>
                </text:list>
              </text:list-item>
            </text:list>
          </draw:text-box>
        </draw:frame>
        <draw:custom-shape draw:style-name="gr4" draw:text-style-name="P20" xml:id="id10" draw:id="id10" draw:layer="layout" svg:width="1cm" svg:height="1cm" svg:x="1.1cm" svg:y="16.233cm">
          <text:p text:style-name="P1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.1cm" svg:y="16.235cm">
          <text:p text:style-name="P19">c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3.612cm" svg:y="16.235cm">
          <text:p text:style-name="P19">g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1cm" svg:height="1cm" svg:x="4.81cm" svg:y="16.234cm">
          <text:p text:style-name="P1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.7cm" svg:height="0.99cm" svg:x="5.811cm" svg:y="16.235cm">
          <text:p text:style-name="P19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7.5cm" svg:y="16.236cm">
          <text:p text:style-name="P19">jp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9.01cm" svg:y="16.234cm">
          <text:p text:style-name="P19">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0" draw:layer="layout" svg:width="1.7cm" svg:height="0.99cm" svg:x="10.2cm" svg:y="16.235cm">
          <text:p text:style-name="P19">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13.4cm" svg:y="16.236cm">
          <text:p text:style-name="P19">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14.6cm" svg:y="16.235cm">
          <text:p text:style-name="P19">od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16.1cm" svg:y="16.236cm">
          <text:p text:style-name="P19">od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17.6cm" svg:y="16.237cm">
          <text:p text:style-name="P19">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18.8cm" svg:y="16.234cm">
          <text:p text:style-name="P19">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0.3cm" svg:y="16.235cm">
          <text:p text:style-name="P19">sv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1.8cm" svg:y="16.236cm">
          <text:p text:style-name="P19">tg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3.3cm" svg:y="16.235cm">
          <text:p text:style-name="P19">t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4.8cm" svg:y="16.236cm">
          <text:p text:style-name="P19">y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" xml:id="id4" draw:id="id4" draw:layer="layout" svg:width="3.7cm" svg:height="0.99cm" svg:x="1.1cm" svg:y="16.2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xml:id="id5" draw:id="id5" draw:layer="layout" svg:width="4.2cm" svg:height="0.99cm" svg:x="4.8cm" svg:y="16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xml:id="id7" draw:id="id7" draw:layer="layout" svg:width="4.2cm" svg:height="0.99cm" svg:x="13.4cm" svg:y="16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1" xml:id="id8" draw:id="id8" draw:layer="layout" svg:width="4.2cm" svg:height="0.99cm" svg:x="17.6cm" svg:y="16.2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xml:id="id9" draw:id="id9" draw:layer="layout" svg:width="4.5cm" svg:height="0.99cm" svg:x="21.8cm" svg:y="16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0" draw:layer="layout" svg:width="1cm" svg:height="1cm" svg:x="5.31cm" svg:y="13.034cm">
          <text:p text:style-name="P1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" draw:layer="layout" svg:width="1cm" svg:height="1cm" svg:x="6.311cm" svg:y="13.035cm">
          <text:p text:style-name="P19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7.312cm" svg:y="13.036cm">
          <text:p text:style-name="P19">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1" xml:id="id2" draw:id="id2" draw:layer="layout" svg:width="3.2cm" svg:height="0.99cm" svg:x="5.3cm" svg:y="13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0" draw:layer="layout" svg:width="1.2cm" svg:height="0.99cm" svg:x="17.762cm" svg:y="13.038cm">
          <text:p text:style-name="P19">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18.959cm" svg:y="13.035cm">
          <text:p text:style-name="P19">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" draw:layer="layout" svg:width="1.5cm" svg:height="0.99cm" svg:x="20.16cm" svg:y="13.036cm">
          <text:p text:style-name="P19">tg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" xml:id="id3" draw:id="id3" draw:layer="layout" svg:width="3.9cm" svg:height="0.99cm" svg:x="17.75cm" svg:y="13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0" draw:layer="layout" svg:width="1cm" svg:height="1cm" svg:x="12.012cm" svg:y="9.839cm">
          <text:p text:style-name="P1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" draw:layer="layout" svg:width="1.2cm" svg:height="0.99cm" svg:x="13.01cm" svg:y="9.837cm">
          <text:p text:style-name="P19">m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1" xml:id="id1" draw:id="id1" draw:layer="layout" svg:width="2.2cm" svg:height="0.99cm" svg:x="12cm" svg:y="9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1" draw:layer="layout" draw:type="curve" svg:x1="12cm" svg:y1="10.334cm" svg:x2="6.9cm" svg:y2="13.036cm" draw:start-shape="id1" draw:start-glue-point="3" draw:end-shape="id2" draw:end-glue-point="0" svg:d="M12000 10334c-3400 0-5100 900-5100 2702" svg:viewBox="0 0 5101 2703">
          <text:p/>
        </draw:connector>
        <draw:connector draw:style-name="gr14" draw:text-style-name="P21" draw:layer="layout" draw:type="curve" svg:x1="14.2cm" svg:y1="10.334cm" svg:x2="19.7cm" svg:y2="13.038cm" draw:start-shape="id1" draw:start-glue-point="1" draw:end-shape="id3" draw:end-glue-point="0" svg:d="M14200 10334c3667 0 5500 901 5500 2704" svg:viewBox="0 0 5501 2705">
          <text:p/>
        </draw:connector>
        <draw:connector draw:style-name="gr14" draw:text-style-name="P21" draw:layer="layout" draw:type="curve" svg:x1="5.3cm" svg:y1="13.531cm" svg:x2="2.95cm" svg:y2="16.235cm" draw:start-shape="id2" draw:start-glue-point="3" draw:end-shape="id4" draw:end-glue-point="0" svg:d="M5300 13531c-1567 0-2350 901-2350 2704" svg:viewBox="0 0 2351 2705">
          <text:p/>
        </draw:connector>
        <draw:connector draw:style-name="gr14" draw:text-style-name="P21" draw:layer="layout" draw:type="curve" svg:x1="6.9cm" svg:y1="14.026cm" svg:x2="6.9cm" svg:y2="16.236cm" draw:start-shape="id2" draw:start-glue-point="2" draw:end-shape="id5" draw:end-glue-point="0" svg:d="M6900 14026v2210" svg:viewBox="0 0 1 2211">
          <text:p/>
        </draw:connector>
        <draw:connector draw:style-name="gr14" draw:text-style-name="P21" draw:layer="layout" draw:type="curve" svg:x1="8.5cm" svg:y1="13.531cm" svg:x2="11.2cm" svg:y2="16.236cm" draw:start-shape="id2" draw:start-glue-point="1" draw:end-shape="id6" draw:end-glue-point="0" svg:d="M8500 13531c1800 0 2700 901 2700 2705" svg:viewBox="0 0 2701 2706">
          <text:p/>
        </draw:connector>
        <draw:connector draw:style-name="gr14" draw:text-style-name="P21" draw:layer="layout" draw:type="curve" svg:x1="17.75cm" svg:y1="13.533cm" svg:x2="15.5cm" svg:y2="16.236cm" draw:start-shape="id3" draw:start-glue-point="3" draw:end-shape="id7" draw:end-glue-point="0" svg:d="M17750 13533c-1500 0-2250 901-2250 2703" svg:viewBox="0 0 2251 2704">
          <text:p/>
        </draw:connector>
        <draw:connector draw:style-name="gr14" draw:text-style-name="P21" draw:layer="layout" draw:type="curve" svg:x1="19.7cm" svg:y1="14.028cm" svg:x2="19.7cm" svg:y2="16.237cm" draw:start-shape="id3" draw:start-glue-point="2" draw:end-shape="id8" draw:end-glue-point="0" svg:d="M19700 14028v2209" svg:viewBox="0 0 1 2210">
          <text:p/>
        </draw:connector>
        <draw:connector draw:style-name="gr14" draw:text-style-name="P21" draw:layer="layout" draw:type="curve" svg:x1="21.65cm" svg:y1="13.533cm" svg:x2="24.05cm" svg:y2="16.238cm" draw:start-shape="id3" draw:start-glue-point="1" draw:end-shape="id9" draw:end-glue-point="0" svg:d="M21650 13533c1600 0 2400 901 2400 2705" svg:viewBox="0 0 2401 2706">
          <text:p/>
        </draw:connector>
        <draw:custom-shape draw:style-name="gr5" draw:text-style-name="P20" draw:layer="layout" svg:width="1.5cm" svg:height="0.99cm" svg:x="11.901cm" svg:y="16.236cm">
          <text:p text:style-name="P19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1" xml:id="id6" draw:id="id6" draw:layer="layout" svg:width="4.4cm" svg:height="0.99cm" svg:x="9cm" svg:y="16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1" draw:layer="layout" draw:type="line" svg:x1="1.6cm" svg:y1="17.233cm" svg:x2="1.3cm" svg:y2="19.312cm" draw:start-shape="id10" draw:start-glue-point="8" draw:end-shape="id11" draw:end-glue-point="0" svg:d="M1600 17233l-300 2079" svg:viewBox="0 0 301 2080">
          <text:p/>
        </draw:connector>
        <draw:custom-shape draw:style-name="gr16" draw:text-style-name="P21" xml:id="id11" draw:id="id11" draw:layer="layout" svg:width="0.254cm" svg:height="0.254cm" svg:x="1.17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.6cm" svg:y1="17.233cm" svg:x2="1.9cm" svg:y2="19.313cm" draw:start-shape="id10" draw:start-glue-point="8" draw:end-shape="id12" draw:end-glue-point="0" svg:d="M1600 17233l300 2080" svg:viewBox="0 0 301 2081">
          <text:p/>
        </draw:connector>
        <draw:custom-shape draw:style-name="gr16" draw:text-style-name="P21" xml:id="id12" draw:id="id12" draw:layer="layout" svg:width="0.254cm" svg:height="0.254cm" svg:x="1.7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.611cm" svg:y1="17.234cm" svg:x2="1.6cm" svg:y2="19.313cm" draw:end-shape="id13" draw:end-glue-point="0" svg:d="M1611 17234l-11 2079" svg:viewBox="0 0 12 2080">
          <text:p/>
        </draw:connector>
        <draw:custom-shape draw:style-name="gr16" draw:text-style-name="P21" xml:id="id13" draw:id="id13" draw:layer="layout" svg:width="0.254cm" svg:height="0.254cm" svg:x="1.4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.861cm" svg:y1="17.233cm" svg:x2="2.45cm" svg:y2="19.312cm" draw:end-shape="id14" draw:end-glue-point="0" svg:d="M2861 17233l-411 2079" svg:viewBox="0 0 412 2080">
          <text:p/>
        </draw:connector>
        <draw:custom-shape draw:style-name="gr16" draw:text-style-name="P21" xml:id="id14" draw:id="id14" draw:layer="layout" svg:width="0.254cm" svg:height="0.254cm" svg:x="2.3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.861cm" svg:y1="17.233cm" svg:x2="3.05cm" svg:y2="19.313cm" draw:end-shape="id15" draw:end-glue-point="0" svg:d="M2861 17233l189 2080" svg:viewBox="0 0 190 2081">
          <text:p/>
        </draw:connector>
        <draw:custom-shape draw:style-name="gr16" draw:text-style-name="P21" xml:id="id15" draw:id="id15" draw:layer="layout" svg:width="0.254cm" svg:height="0.254cm" svg:x="2.9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.861cm" svg:y1="17.234cm" svg:x2="2.75cm" svg:y2="19.313cm" draw:end-shape="id16" draw:end-glue-point="0" svg:d="M2861 17234l-111 2079" svg:viewBox="0 0 112 2080">
          <text:p/>
        </draw:connector>
        <draw:custom-shape draw:style-name="gr16" draw:text-style-name="P21" xml:id="id16" draw:id="id16" draw:layer="layout" svg:width="0.254cm" svg:height="0.254cm" svg:x="2.6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4.223cm" svg:y1="17.233cm" svg:x2="3.812cm" svg:y2="19.312cm" draw:end-shape="id17" draw:end-glue-point="0" svg:d="M4223 17233l-411 2079" svg:viewBox="0 0 412 2080">
          <text:p/>
        </draw:connector>
        <draw:custom-shape draw:style-name="gr16" draw:text-style-name="P21" xml:id="id17" draw:id="id17" draw:layer="layout" svg:width="0.254cm" svg:height="0.254cm" svg:x="3.685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4.223cm" svg:y1="17.233cm" svg:x2="4.412cm" svg:y2="19.313cm" draw:end-shape="id18" draw:end-glue-point="0" svg:d="M4223 17233l189 2080" svg:viewBox="0 0 190 2081">
          <text:p/>
        </draw:connector>
        <draw:custom-shape draw:style-name="gr16" draw:text-style-name="P21" xml:id="id18" draw:id="id18" draw:layer="layout" svg:width="0.254cm" svg:height="0.254cm" svg:x="4.285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4.223cm" svg:y1="17.234cm" svg:x2="4.112cm" svg:y2="19.313cm" draw:end-shape="id19" draw:end-glue-point="0" svg:d="M4223 17234l-111 2079" svg:viewBox="0 0 112 2080">
          <text:p/>
        </draw:connector>
        <draw:custom-shape draw:style-name="gr16" draw:text-style-name="P21" xml:id="id19" draw:id="id19" draw:layer="layout" svg:width="0.254cm" svg:height="0.254cm" svg:x="3.985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5.321cm" svg:y1="17.233cm" svg:x2="5.01cm" svg:y2="19.312cm" draw:end-shape="id20" draw:end-glue-point="0" svg:d="M5321 17233l-311 2079" svg:viewBox="0 0 312 2080">
          <text:p/>
        </draw:connector>
        <draw:custom-shape draw:style-name="gr16" draw:text-style-name="P21" xml:id="id20" draw:id="id20" draw:layer="layout" svg:width="0.254cm" svg:height="0.254cm" svg:x="4.88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5.321cm" svg:y1="17.233cm" svg:x2="5.61cm" svg:y2="19.313cm" draw:end-shape="id21" draw:end-glue-point="0" svg:d="M5321 17233l289 2080" svg:viewBox="0 0 290 2081">
          <text:p/>
        </draw:connector>
        <draw:custom-shape draw:style-name="gr16" draw:text-style-name="P21" xml:id="id21" draw:id="id21" draw:layer="layout" svg:width="0.254cm" svg:height="0.254cm" svg:x="5.4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5.321cm" svg:y1="17.234cm" svg:x2="5.31cm" svg:y2="19.313cm" draw:end-shape="id22" draw:end-glue-point="0" svg:d="M5321 17234l-11 2079" svg:viewBox="0 0 12 2080">
          <text:p/>
        </draw:connector>
        <draw:custom-shape draw:style-name="gr16" draw:text-style-name="P21" xml:id="id22" draw:id="id22" draw:layer="layout" svg:width="0.254cm" svg:height="0.254cm" svg:x="5.1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6.672cm" svg:y1="17.233cm" svg:x2="6.361cm" svg:y2="19.312cm" draw:end-shape="id23" draw:end-glue-point="0" svg:d="M6672 17233l-311 2079" svg:viewBox="0 0 312 2080">
          <text:p/>
        </draw:connector>
        <draw:custom-shape draw:style-name="gr16" draw:text-style-name="P21" xml:id="id23" draw:id="id23" draw:layer="layout" svg:width="0.254cm" svg:height="0.254cm" svg:x="6.234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6.672cm" svg:y1="17.233cm" svg:x2="6.961cm" svg:y2="19.313cm" draw:end-shape="id24" draw:end-glue-point="0" svg:d="M6672 17233l289 2080" svg:viewBox="0 0 290 2081">
          <text:p/>
        </draw:connector>
        <draw:custom-shape draw:style-name="gr16" draw:text-style-name="P21" xml:id="id24" draw:id="id24" draw:layer="layout" svg:width="0.254cm" svg:height="0.254cm" svg:x="6.83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6.672cm" svg:y1="17.234cm" svg:x2="6.661cm" svg:y2="19.313cm" draw:end-shape="id25" draw:end-glue-point="0" svg:d="M6672 17234l-11 2079" svg:viewBox="0 0 12 2080">
          <text:p/>
        </draw:connector>
        <draw:custom-shape draw:style-name="gr16" draw:text-style-name="P21" xml:id="id25" draw:id="id25" draw:layer="layout" svg:width="0.254cm" svg:height="0.254cm" svg:x="6.53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8.261cm" svg:y1="17.233cm" svg:x2="8.05cm" svg:y2="19.312cm" draw:end-shape="id26" draw:end-glue-point="0" svg:d="M8261 17233l-211 2079" svg:viewBox="0 0 212 2080">
          <text:p/>
        </draw:connector>
        <draw:custom-shape draw:style-name="gr16" draw:text-style-name="P21" xml:id="id26" draw:id="id26" draw:layer="layout" svg:width="0.254cm" svg:height="0.254cm" svg:x="7.9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8.261cm" svg:y1="17.233cm" svg:x2="8.65cm" svg:y2="19.313cm" draw:end-shape="id27" draw:end-glue-point="0" svg:d="M8261 17233l389 2080" svg:viewBox="0 0 390 2081">
          <text:p/>
        </draw:connector>
        <draw:custom-shape draw:style-name="gr16" draw:text-style-name="P21" xml:id="id27" draw:id="id27" draw:layer="layout" svg:width="0.254cm" svg:height="0.254cm" svg:x="8.5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8.261cm" svg:y1="17.234cm" svg:x2="8.35cm" svg:y2="19.313cm" draw:end-shape="id28" draw:end-glue-point="0" svg:d="M8261 17234l89 2079" svg:viewBox="0 0 90 2080">
          <text:p/>
        </draw:connector>
        <draw:custom-shape draw:style-name="gr16" draw:text-style-name="P21" xml:id="id28" draw:id="id28" draw:layer="layout" svg:width="0.254cm" svg:height="0.254cm" svg:x="8.2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9.621cm" svg:y1="17.233cm" svg:x2="9.31cm" svg:y2="19.312cm" draw:end-shape="id29" draw:end-glue-point="0" svg:d="M9621 17233l-311 2079" svg:viewBox="0 0 312 2080">
          <text:p/>
        </draw:connector>
        <draw:custom-shape draw:style-name="gr16" draw:text-style-name="P21" xml:id="id29" draw:id="id29" draw:layer="layout" svg:width="0.254cm" svg:height="0.254cm" svg:x="9.18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9.621cm" svg:y1="17.233cm" svg:x2="9.91cm" svg:y2="19.313cm" draw:end-shape="id30" draw:end-glue-point="0" svg:d="M9621 17233l289 2080" svg:viewBox="0 0 290 2081">
          <text:p/>
        </draw:connector>
        <draw:custom-shape draw:style-name="gr16" draw:text-style-name="P21" xml:id="id30" draw:id="id30" draw:layer="layout" svg:width="0.254cm" svg:height="0.254cm" svg:x="9.7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9.621cm" svg:y1="17.234cm" svg:x2="9.61cm" svg:y2="19.313cm" draw:end-shape="id31" draw:end-glue-point="0" svg:d="M9621 17234l-11 2079" svg:viewBox="0 0 12 2080">
          <text:p/>
        </draw:connector>
        <draw:custom-shape draw:style-name="gr16" draw:text-style-name="P21" xml:id="id31" draw:id="id31" draw:layer="layout" svg:width="0.254cm" svg:height="0.254cm" svg:x="9.4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1.061cm" svg:y1="17.233cm" svg:x2="10.65cm" svg:y2="19.312cm" draw:end-shape="id32" draw:end-glue-point="0" svg:d="M11061 17233l-411 2079" svg:viewBox="0 0 412 2080">
          <text:p/>
        </draw:connector>
        <draw:custom-shape draw:style-name="gr16" draw:text-style-name="P21" xml:id="id32" draw:id="id32" draw:layer="layout" svg:width="0.254cm" svg:height="0.254cm" svg:x="10.5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1.061cm" svg:y1="17.233cm" svg:x2="11.25cm" svg:y2="19.313cm" draw:end-shape="id33" draw:end-glue-point="0" svg:d="M11061 17233l189 2080" svg:viewBox="0 0 190 2081">
          <text:p/>
        </draw:connector>
        <draw:custom-shape draw:style-name="gr16" draw:text-style-name="P21" xml:id="id33" draw:id="id33" draw:layer="layout" svg:width="0.254cm" svg:height="0.254cm" svg:x="11.1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1.061cm" svg:y1="17.234cm" svg:x2="10.95cm" svg:y2="19.313cm" draw:end-shape="id34" draw:end-glue-point="0" svg:d="M11061 17234l-111 2079" svg:viewBox="0 0 112 2080">
          <text:p/>
        </draw:connector>
        <draw:custom-shape draw:style-name="gr16" draw:text-style-name="P21" xml:id="id34" draw:id="id34" draw:layer="layout" svg:width="0.254cm" svg:height="0.254cm" svg:x="10.8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2.662cm" svg:y1="17.233cm" svg:x2="12.351cm" svg:y2="19.312cm" draw:end-shape="id35" draw:end-glue-point="0" svg:d="M12662 17233l-311 2079" svg:viewBox="0 0 312 2080">
          <text:p/>
        </draw:connector>
        <draw:custom-shape draw:style-name="gr16" draw:text-style-name="P21" xml:id="id35" draw:id="id35" draw:layer="layout" svg:width="0.254cm" svg:height="0.254cm" svg:x="12.224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2.662cm" svg:y1="17.233cm" svg:x2="12.951cm" svg:y2="19.313cm" draw:end-shape="id36" draw:end-glue-point="0" svg:d="M12662 17233l289 2080" svg:viewBox="0 0 290 2081">
          <text:p/>
        </draw:connector>
        <draw:custom-shape draw:style-name="gr16" draw:text-style-name="P21" xml:id="id36" draw:id="id36" draw:layer="layout" svg:width="0.254cm" svg:height="0.254cm" svg:x="12.82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2.662cm" svg:y1="17.234cm" svg:x2="12.651cm" svg:y2="19.313cm" draw:end-shape="id37" draw:end-glue-point="0" svg:d="M12662 17234l-11 2079" svg:viewBox="0 0 12 2080">
          <text:p/>
        </draw:connector>
        <draw:custom-shape draw:style-name="gr16" draw:text-style-name="P21" xml:id="id37" draw:id="id37" draw:layer="layout" svg:width="0.254cm" svg:height="0.254cm" svg:x="12.52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4.011cm" svg:y1="17.233cm" svg:x2="13.7cm" svg:y2="19.312cm" draw:end-shape="id38" draw:end-glue-point="0" svg:d="M14011 17233l-311 2079" svg:viewBox="0 0 312 2080">
          <text:p/>
        </draw:connector>
        <draw:custom-shape draw:style-name="gr16" draw:text-style-name="P21" xml:id="id38" draw:id="id38" draw:layer="layout" svg:width="0.254cm" svg:height="0.254cm" svg:x="13.57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4.011cm" svg:y1="17.233cm" svg:x2="14.3cm" svg:y2="19.313cm" draw:end-shape="id39" draw:end-glue-point="0" svg:d="M14011 17233l289 2080" svg:viewBox="0 0 290 2081">
          <text:p/>
        </draw:connector>
        <draw:custom-shape draw:style-name="gr16" draw:text-style-name="P21" xml:id="id39" draw:id="id39" draw:layer="layout" svg:width="0.254cm" svg:height="0.254cm" svg:x="14.1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4.011cm" svg:y1="17.234cm" svg:x2="14cm" svg:y2="19.313cm" draw:end-shape="id40" draw:end-glue-point="0" svg:d="M14011 17234l-11 2079" svg:viewBox="0 0 12 2080">
          <text:p/>
        </draw:connector>
        <draw:custom-shape draw:style-name="gr16" draw:text-style-name="P21" xml:id="id40" draw:id="id40" draw:layer="layout" svg:width="0.254cm" svg:height="0.254cm" svg:x="13.8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5.361cm" svg:y1="17.233cm" svg:x2="15.05cm" svg:y2="19.312cm" draw:end-shape="id41" draw:end-glue-point="0" svg:d="M15361 17233l-311 2079" svg:viewBox="0 0 312 2080">
          <text:p/>
        </draw:connector>
        <draw:custom-shape draw:style-name="gr16" draw:text-style-name="P21" xml:id="id41" draw:id="id41" draw:layer="layout" svg:width="0.254cm" svg:height="0.254cm" svg:x="14.9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5.361cm" svg:y1="17.233cm" svg:x2="15.65cm" svg:y2="19.313cm" draw:end-shape="id42" draw:end-glue-point="0" svg:d="M15361 17233l289 2080" svg:viewBox="0 0 290 2081">
          <text:p/>
        </draw:connector>
        <draw:custom-shape draw:style-name="gr16" draw:text-style-name="P21" xml:id="id42" draw:id="id42" draw:layer="layout" svg:width="0.254cm" svg:height="0.254cm" svg:x="15.5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5.361cm" svg:y1="17.234cm" svg:x2="15.35cm" svg:y2="19.313cm" draw:end-shape="id43" draw:end-glue-point="0" svg:d="M15361 17234l-11 2079" svg:viewBox="0 0 12 2080">
          <text:p/>
        </draw:connector>
        <draw:custom-shape draw:style-name="gr16" draw:text-style-name="P21" xml:id="id43" draw:id="id43" draw:layer="layout" svg:width="0.254cm" svg:height="0.254cm" svg:x="15.2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6.861cm" svg:y1="17.233cm" svg:x2="16.65cm" svg:y2="19.312cm" draw:end-shape="id44" draw:end-glue-point="0" svg:d="M16861 17233l-211 2079" svg:viewBox="0 0 212 2080">
          <text:p/>
        </draw:connector>
        <draw:custom-shape draw:style-name="gr16" draw:text-style-name="P21" xml:id="id44" draw:id="id44" draw:layer="layout" svg:width="0.254cm" svg:height="0.254cm" svg:x="16.5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6.861cm" svg:y1="17.233cm" svg:x2="17.25cm" svg:y2="19.313cm" draw:end-shape="id45" draw:end-glue-point="0" svg:d="M16861 17233l389 2080" svg:viewBox="0 0 390 2081">
          <text:p/>
        </draw:connector>
        <draw:custom-shape draw:style-name="gr16" draw:text-style-name="P21" xml:id="id45" draw:id="id45" draw:layer="layout" svg:width="0.254cm" svg:height="0.254cm" svg:x="17.1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6.861cm" svg:y1="17.234cm" svg:x2="16.95cm" svg:y2="19.313cm" draw:end-shape="id46" draw:end-glue-point="0" svg:d="M16861 17234l89 2079" svg:viewBox="0 0 90 2080">
          <text:p/>
        </draw:connector>
        <draw:custom-shape draw:style-name="gr16" draw:text-style-name="P21" xml:id="id46" draw:id="id46" draw:layer="layout" svg:width="0.254cm" svg:height="0.254cm" svg:x="16.8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8.211cm" svg:y1="17.233cm" svg:x2="17.9cm" svg:y2="19.312cm" draw:end-shape="id47" draw:end-glue-point="0" svg:d="M18211 17233l-311 2079" svg:viewBox="0 0 312 2080">
          <text:p/>
        </draw:connector>
        <draw:custom-shape draw:style-name="gr16" draw:text-style-name="P21" xml:id="id47" draw:id="id47" draw:layer="layout" svg:width="0.254cm" svg:height="0.254cm" svg:x="17.77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8.211cm" svg:y1="17.233cm" svg:x2="18.5cm" svg:y2="19.313cm" draw:end-shape="id48" draw:end-glue-point="0" svg:d="M18211 17233l289 2080" svg:viewBox="0 0 290 2081">
          <text:p/>
        </draw:connector>
        <draw:custom-shape draw:style-name="gr16" draw:text-style-name="P21" xml:id="id48" draw:id="id48" draw:layer="layout" svg:width="0.254cm" svg:height="0.254cm" svg:x="18.3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8.211cm" svg:y1="17.234cm" svg:x2="18.2cm" svg:y2="19.313cm" draw:end-shape="id49" draw:end-glue-point="0" svg:d="M18211 17234l-11 2079" svg:viewBox="0 0 12 2080">
          <text:p/>
        </draw:connector>
        <draw:custom-shape draw:style-name="gr16" draw:text-style-name="P21" xml:id="id49" draw:id="id49" draw:layer="layout" svg:width="0.254cm" svg:height="0.254cm" svg:x="18.0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9.561cm" svg:y1="17.233cm" svg:x2="19.25cm" svg:y2="19.312cm" draw:end-shape="id50" draw:end-glue-point="0" svg:d="M19561 17233l-311 2079" svg:viewBox="0 0 312 2080">
          <text:p/>
        </draw:connector>
        <draw:custom-shape draw:style-name="gr16" draw:text-style-name="P21" xml:id="id50" draw:id="id50" draw:layer="layout" svg:width="0.254cm" svg:height="0.254cm" svg:x="19.1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9.561cm" svg:y1="17.233cm" svg:x2="19.85cm" svg:y2="19.313cm" draw:end-shape="id51" draw:end-glue-point="0" svg:d="M19561 17233l289 2080" svg:viewBox="0 0 290 2081">
          <text:p/>
        </draw:connector>
        <draw:custom-shape draw:style-name="gr16" draw:text-style-name="P21" xml:id="id51" draw:id="id51" draw:layer="layout" svg:width="0.254cm" svg:height="0.254cm" svg:x="19.7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9.561cm" svg:y1="17.234cm" svg:x2="19.55cm" svg:y2="19.313cm" draw:end-shape="id52" draw:end-glue-point="0" svg:d="M19561 17234l-11 2079" svg:viewBox="0 0 12 2080">
          <text:p/>
        </draw:connector>
        <draw:custom-shape draw:style-name="gr16" draw:text-style-name="P21" xml:id="id52" draw:id="id52" draw:layer="layout" svg:width="0.254cm" svg:height="0.254cm" svg:x="19.4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1.061cm" svg:y1="17.233cm" svg:x2="20.85cm" svg:y2="19.312cm" draw:end-shape="id53" draw:end-glue-point="0" svg:d="M21061 17233l-211 2079" svg:viewBox="0 0 212 2080">
          <text:p/>
        </draw:connector>
        <draw:custom-shape draw:style-name="gr16" draw:text-style-name="P21" xml:id="id53" draw:id="id53" draw:layer="layout" svg:width="0.254cm" svg:height="0.254cm" svg:x="20.7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1.061cm" svg:y1="17.233cm" svg:x2="21.45cm" svg:y2="19.313cm" draw:end-shape="id54" draw:end-glue-point="0" svg:d="M21061 17233l389 2080" svg:viewBox="0 0 390 2081">
          <text:p/>
        </draw:connector>
        <draw:custom-shape draw:style-name="gr16" draw:text-style-name="P21" xml:id="id54" draw:id="id54" draw:layer="layout" svg:width="0.254cm" svg:height="0.254cm" svg:x="21.3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1.061cm" svg:y1="17.234cm" svg:x2="21.15cm" svg:y2="19.313cm" draw:end-shape="id55" draw:end-glue-point="0" svg:d="M21061 17234l89 2079" svg:viewBox="0 0 90 2080">
          <text:p/>
        </draw:connector>
        <draw:custom-shape draw:style-name="gr16" draw:text-style-name="P21" xml:id="id55" draw:id="id55" draw:layer="layout" svg:width="0.254cm" svg:height="0.254cm" svg:x="21.0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2.561cm" svg:y1="17.233cm" svg:x2="22.25cm" svg:y2="19.312cm" draw:end-shape="id56" draw:end-glue-point="0" svg:d="M22561 17233l-311 2079" svg:viewBox="0 0 312 2080">
          <text:p/>
        </draw:connector>
        <draw:custom-shape draw:style-name="gr16" draw:text-style-name="P21" xml:id="id56" draw:id="id56" draw:layer="layout" svg:width="0.254cm" svg:height="0.254cm" svg:x="22.1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2.561cm" svg:y1="17.233cm" svg:x2="22.85cm" svg:y2="19.313cm" draw:end-shape="id57" draw:end-glue-point="0" svg:d="M22561 17233l289 2080" svg:viewBox="0 0 290 2081">
          <text:p/>
        </draw:connector>
        <draw:custom-shape draw:style-name="gr16" draw:text-style-name="P21" xml:id="id57" draw:id="id57" draw:layer="layout" svg:width="0.254cm" svg:height="0.254cm" svg:x="22.7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2.561cm" svg:y1="17.234cm" svg:x2="22.55cm" svg:y2="19.313cm" draw:end-shape="id58" draw:end-glue-point="0" svg:d="M22561 17234l-11 2079" svg:viewBox="0 0 12 2080">
          <text:p/>
        </draw:connector>
        <draw:custom-shape draw:style-name="gr16" draw:text-style-name="P21" xml:id="id58" draw:id="id58" draw:layer="layout" svg:width="0.254cm" svg:height="0.254cm" svg:x="22.4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4.061cm" svg:y1="17.233cm" svg:x2="23.65cm" svg:y2="19.312cm" draw:end-shape="id59" draw:end-glue-point="0" svg:d="M24061 17233l-411 2079" svg:viewBox="0 0 412 2080">
          <text:p/>
        </draw:connector>
        <draw:custom-shape draw:style-name="gr16" draw:text-style-name="P21" xml:id="id59" draw:id="id59" draw:layer="layout" svg:width="0.254cm" svg:height="0.254cm" svg:x="23.5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4.061cm" svg:y1="17.233cm" svg:x2="24.25cm" svg:y2="19.313cm" draw:end-shape="id60" draw:end-glue-point="0" svg:d="M24061 17233l189 2080" svg:viewBox="0 0 190 2081">
          <text:p/>
        </draw:connector>
        <draw:custom-shape draw:style-name="gr16" draw:text-style-name="P21" xml:id="id60" draw:id="id60" draw:layer="layout" svg:width="0.254cm" svg:height="0.254cm" svg:x="24.1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4.061cm" svg:y1="17.234cm" svg:x2="23.95cm" svg:y2="19.313cm" draw:end-shape="id61" draw:end-glue-point="0" svg:d="M24061 17234l-111 2079" svg:viewBox="0 0 112 2080">
          <text:p/>
        </draw:connector>
        <draw:custom-shape draw:style-name="gr16" draw:text-style-name="P21" xml:id="id61" draw:id="id61" draw:layer="layout" svg:width="0.254cm" svg:height="0.254cm" svg:x="23.8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5.561cm" svg:y1="17.233cm" svg:x2="25.25cm" svg:y2="19.312cm" draw:end-shape="id62" draw:end-glue-point="0" svg:d="M25561 17233l-311 2079" svg:viewBox="0 0 312 2080">
          <text:p/>
        </draw:connector>
        <draw:custom-shape draw:style-name="gr16" draw:text-style-name="P21" xml:id="id62" draw:id="id62" draw:layer="layout" svg:width="0.254cm" svg:height="0.254cm" svg:x="25.123cm" svg:y="19.312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5.561cm" svg:y1="17.233cm" svg:x2="25.85cm" svg:y2="19.313cm" draw:end-shape="id63" draw:end-glue-point="0" svg:d="M25561 17233l289 2080" svg:viewBox="0 0 290 2081">
          <text:p/>
        </draw:connector>
        <draw:custom-shape draw:style-name="gr16" draw:text-style-name="P21" xml:id="id63" draw:id="id63" draw:layer="layout" svg:width="0.254cm" svg:height="0.254cm" svg:x="25.7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5.561cm" svg:y1="17.234cm" svg:x2="25.55cm" svg:y2="19.313cm" draw:end-shape="id64" draw:end-glue-point="0" svg:d="M25561 17234l-11 2079" svg:viewBox="0 0 12 2080">
          <text:p/>
        </draw:connector>
        <draw:custom-shape draw:style-name="gr16" draw:text-style-name="P21" xml:id="id64" draw:id="id64" draw:layer="layout" svg:width="0.254cm" svg:height="0.254cm" svg:x="25.4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.861cm" svg:y1="17.233cm" svg:x2="3.35cm" svg:y2="19.313cm" draw:end-shape="id65" draw:end-glue-point="0" svg:d="M2861 17233l489 2080" svg:viewBox="0 0 490 2081">
          <text:p/>
        </draw:connector>
        <draw:custom-shape draw:style-name="gr16" draw:text-style-name="P21" xml:id="id65" draw:id="id65" draw:layer="layout" svg:width="0.254cm" svg:height="0.254cm" svg:x="3.2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4.223cm" svg:y1="17.233cm" svg:x2="4.712cm" svg:y2="19.313cm" draw:end-shape="id66" draw:end-glue-point="0" svg:d="M4223 17233l489 2080" svg:viewBox="0 0 490 2081">
          <text:p/>
        </draw:connector>
        <draw:custom-shape draw:style-name="gr16" draw:text-style-name="P21" xml:id="id66" draw:id="id66" draw:layer="layout" svg:width="0.254cm" svg:height="0.254cm" svg:x="4.585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6.672cm" svg:y1="17.234cm" svg:x2="6.061cm" svg:y2="19.313cm" draw:end-shape="id67" draw:end-glue-point="0" svg:d="M6672 17234l-611 2079" svg:viewBox="0 0 612 2080">
          <text:p/>
        </draw:connector>
        <draw:custom-shape draw:style-name="gr16" draw:text-style-name="P21" xml:id="id67" draw:id="id67" draw:layer="layout" svg:width="0.254cm" svg:height="0.254cm" svg:x="5.93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6.672cm" svg:y1="17.233cm" svg:x2="7.261cm" svg:y2="19.313cm" draw:end-shape="id68" draw:end-glue-point="0" svg:d="M6672 17233l589 2080" svg:viewBox="0 0 590 2081">
          <text:p/>
        </draw:connector>
        <draw:custom-shape draw:style-name="gr16" draw:text-style-name="P21" xml:id="id68" draw:id="id68" draw:layer="layout" svg:width="0.254cm" svg:height="0.254cm" svg:x="7.13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8.261cm" svg:y1="17.234cm" svg:x2="7.75cm" svg:y2="19.313cm" draw:end-shape="id69" draw:end-glue-point="0" svg:d="M8261 17234l-511 2079" svg:viewBox="0 0 512 2080">
          <text:p/>
        </draw:connector>
        <draw:custom-shape draw:style-name="gr16" draw:text-style-name="P21" xml:id="id69" draw:id="id69" draw:layer="layout" svg:width="0.254cm" svg:height="0.254cm" svg:x="7.6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9.621cm" svg:y1="17.234cm" svg:x2="9.01cm" svg:y2="19.313cm" draw:end-shape="id70" draw:end-glue-point="0" svg:d="M9621 17234l-611 2079" svg:viewBox="0 0 612 2080">
          <text:p/>
        </draw:connector>
        <draw:custom-shape draw:style-name="gr16" draw:text-style-name="P21" xml:id="id70" draw:id="id70" draw:layer="layout" svg:width="0.254cm" svg:height="0.254cm" svg:x="8.8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9.621cm" svg:y1="17.233cm" svg:x2="10.21cm" svg:y2="19.313cm" draw:end-shape="id71" draw:end-glue-point="0" svg:d="M9621 17233l589 2080" svg:viewBox="0 0 590 2081">
          <text:p/>
        </draw:connector>
        <draw:custom-shape draw:style-name="gr16" draw:text-style-name="P21" xml:id="id71" draw:id="id71" draw:layer="layout" svg:width="0.254cm" svg:height="0.254cm" svg:x="10.08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1.061cm" svg:y1="17.233cm" svg:x2="11.55cm" svg:y2="19.313cm" draw:end-shape="id72" draw:end-glue-point="0" svg:d="M11061 17233l489 2080" svg:viewBox="0 0 490 2081">
          <text:p/>
        </draw:connector>
        <draw:custom-shape draw:style-name="gr16" draw:text-style-name="P21" xml:id="id72" draw:id="id72" draw:layer="layout" svg:width="0.254cm" svg:height="0.254cm" svg:x="11.4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2.662cm" svg:y1="17.234cm" svg:x2="12.051cm" svg:y2="19.313cm" draw:end-shape="id73" draw:end-glue-point="0" svg:d="M12662 17234l-611 2079" svg:viewBox="0 0 612 2080">
          <text:p/>
        </draw:connector>
        <draw:custom-shape draw:style-name="gr16" draw:text-style-name="P21" xml:id="id73" draw:id="id73" draw:layer="layout" svg:width="0.254cm" svg:height="0.254cm" svg:x="11.92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2.662cm" svg:y1="17.233cm" svg:x2="13.251cm" svg:y2="19.313cm" draw:end-shape="id74" draw:end-glue-point="0" svg:d="M12662 17233l589 2080" svg:viewBox="0 0 590 2081">
          <text:p/>
        </draw:connector>
        <draw:custom-shape draw:style-name="gr16" draw:text-style-name="P21" xml:id="id74" draw:id="id74" draw:layer="layout" svg:width="0.254cm" svg:height="0.254cm" svg:x="13.124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5.361cm" svg:y1="17.234cm" svg:x2="14.75cm" svg:y2="19.313cm" draw:end-shape="id75" draw:end-glue-point="0" svg:d="M15361 17234l-611 2079" svg:viewBox="0 0 612 2080">
          <text:p/>
        </draw:connector>
        <draw:custom-shape draw:style-name="gr16" draw:text-style-name="P21" xml:id="id75" draw:id="id75" draw:layer="layout" svg:width="0.254cm" svg:height="0.254cm" svg:x="14.6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5.361cm" svg:y1="17.233cm" svg:x2="15.95cm" svg:y2="19.313cm" draw:end-shape="id76" draw:end-glue-point="0" svg:d="M15361 17233l589 2080" svg:viewBox="0 0 590 2081">
          <text:p/>
        </draw:connector>
        <draw:custom-shape draw:style-name="gr16" draw:text-style-name="P21" xml:id="id76" draw:id="id76" draw:layer="layout" svg:width="0.254cm" svg:height="0.254cm" svg:x="15.8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6.861cm" svg:y1="17.234cm" svg:x2="16.35cm" svg:y2="19.313cm" draw:end-shape="id77" draw:end-glue-point="0" svg:d="M16861 17234l-511 2079" svg:viewBox="0 0 512 2080">
          <text:p/>
        </draw:connector>
        <draw:custom-shape draw:style-name="gr16" draw:text-style-name="P21" xml:id="id77" draw:id="id77" draw:layer="layout" svg:width="0.254cm" svg:height="0.254cm" svg:x="16.2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8.211cm" svg:y1="17.234cm" svg:x2="17.6cm" svg:y2="19.313cm" draw:end-shape="id78" draw:end-glue-point="0" svg:d="M18211 17234l-611 2079" svg:viewBox="0 0 612 2080">
          <text:p/>
        </draw:connector>
        <draw:custom-shape draw:style-name="gr16" draw:text-style-name="P21" xml:id="id78" draw:id="id78" draw:layer="layout" svg:width="0.254cm" svg:height="0.254cm" svg:x="17.4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18.211cm" svg:y1="17.233cm" svg:x2="18.8cm" svg:y2="19.313cm" draw:end-shape="id79" draw:end-glue-point="0" svg:d="M18211 17233l589 2080" svg:viewBox="0 0 590 2081">
          <text:p/>
        </draw:connector>
        <draw:custom-shape draw:style-name="gr16" draw:text-style-name="P21" xml:id="id79" draw:id="id79" draw:layer="layout" svg:width="0.254cm" svg:height="0.254cm" svg:x="18.67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1.061cm" svg:y1="17.234cm" svg:x2="20.55cm" svg:y2="19.313cm" draw:end-shape="id80" draw:end-glue-point="0" svg:d="M21061 17234l-511 2079" svg:viewBox="0 0 512 2080">
          <text:p/>
        </draw:connector>
        <draw:custom-shape draw:style-name="gr16" draw:text-style-name="P21" xml:id="id80" draw:id="id80" draw:layer="layout" svg:width="0.254cm" svg:height="0.254cm" svg:x="20.4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2.561cm" svg:y1="17.234cm" svg:x2="21.95cm" svg:y2="19.313cm" draw:end-shape="id81" draw:end-glue-point="0" svg:d="M22561 17234l-611 2079" svg:viewBox="0 0 612 2080">
          <text:p/>
        </draw:connector>
        <draw:custom-shape draw:style-name="gr16" draw:text-style-name="P21" xml:id="id81" draw:id="id81" draw:layer="layout" svg:width="0.254cm" svg:height="0.254cm" svg:x="21.8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2.561cm" svg:y1="17.233cm" svg:x2="23.15cm" svg:y2="19.313cm" draw:end-shape="id82" draw:end-glue-point="0" svg:d="M22561 17233l589 2080" svg:viewBox="0 0 590 2081">
          <text:p/>
        </draw:connector>
        <draw:custom-shape draw:style-name="gr16" draw:text-style-name="P21" xml:id="id82" draw:id="id82" draw:layer="layout" svg:width="0.254cm" svg:height="0.254cm" svg:x="23.023cm" svg:y="19.313cm">
          <text:p/>
          <draw:enhanced-geometry svg:viewBox="0 0 21600 21600" draw:type="rectangle" draw:enhanced-path="M 0 0 L 21600 0 21600 21600 0 21600 0 0 Z N"/>
        </draw:custom-shape>
        <draw:connector draw:style-name="gr14" draw:text-style-name="P21" draw:layer="layout" draw:type="line" svg:x1="24.061cm" svg:y1="17.233cm" svg:x2="24.55cm" svg:y2="19.313cm" draw:end-shape="id83" draw:end-glue-point="0" svg:d="M24061 17233l489 2080" svg:viewBox="0 0 490 2081">
          <text:p/>
        </draw:connector>
        <draw:custom-shape draw:style-name="gr16" draw:text-style-name="P21" xml:id="id83" draw:id="id83" draw:layer="layout" svg:width="0.254cm" svg:height="0.254cm" svg:x="24.423cm" svg:y="19.31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22"><text:span text:style-name="T6">Идея метода доступа GIN (Generalized Inverted Index) основана</text:span><text:span text:style-name="T6"><text:line-break/></text:span><text:span text:style-name="T6">на том, что для сложносоставных значений имеет смысл использовать</text:span><text:span text:style-name="T6"><text:line-break/></text:span><text:span text:style-name="T6">в качестве ключей элементы значений, а не значения целиком.</text:span></text:p>
              <text:p text:style-name="P15"><text:span text:style-name="T6">Представьте предметный указатель в конце книги. Страницы книги — сложносоставные значения (текст), а указатель позволяет ответить</text:span><text:span text:style-name="T6"><text:line-break/></text:span><text:span text:style-name="T6">на вопрос «на каких страницах встречается такой-то термин?».</text:span></text:p>
              <text:p text:style-name="P15"><text:span text:style-name="T6">Для хранения элементов в GIN используется обычное B-дерево, поэтому элементы должны принадлежать к сортируемому типу данных. Основные отличия от B-дерева состоят в следующем:</text:span></text:p>
              <text:list text:style-name="L1">
                <text:list-item>
                  <text:p text:style-name="P18"><text:span text:style-name="T6">Когда нужно проиндексировать новое значение, это значение разбивается на элементы и индексируются сразу все элементы. Поэтому в индекс добавляется не один элемент, а сразу несколько (обычно много).</text:span></text:p>
                </text:list-item>
                <text:list-item>
                  <text:p text:style-name="P18"><text:span text:style-name="T6">Каждый элемент индекса ссылается на множество табличных строк.</text:span></text:p>
                </text:list-item>
                <text:list-item>
                  <text:p text:style-name="P18"><text:span text:style-name="T6">Хотя элементы и организованы в B-дерево, классы операторов GIN не поддерживают операции сравнения «больше», «меньше».</text:span></text:p>
                </text:list-item>
              </text:list>
              <text:p text:style-name="P15"><text:span text:style-name="T6">Таким образом, GIN оптимизирован для других условий использования, нежели B-дерево. (Но имеется расширение btree_gin, реализующее классы операторов GIN для обычных типов данных.)</text:span></text:p>
              <text:p text:style-name="P15"><text:span text:style-name="T19"><text:a xlink:href="https://postgrespro.ru/docs/postgresql/16/gin" xlink:type="simple">https://postgrespro.ru/docs/postgresql/16/gin</text:a></text:span></text:p>
              <text:p text:style-name="P15"><text:span text:style-name="T19"><text:a xlink:href="https://postgrespro.ru/docs/postgresql/16/datatype-json#JSON-INDEXING" xlink:type="simple">https://postgrespro.ru/docs/postgresql/16/datatype-json#JSON-INDEXING</text:a></text:span></text:p>
              <text:p text:style-name="P15"><text:span text:style-name="T19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9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7" draw:layer="layout" svg:width="17.893cm" svg:height="11.728cm" svg:x="5.055cm" svg:y="6.182cm">
          <draw:image xlink:href="Pictures/10000201000001B9000001213E8B7A91CF864300.png" xlink:type="simple" xlink:show="embed" xlink:actuate="onLoad" loext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PostgreSQL поддерживает слабоструктурированные типы</text:span></text:p>
              </text:list-item>
              <text:list-item>
                <text:p text:style-name="P9"><text:span text:style-name="T11">Частичная поддержка XML</text:span></text:p>
                <text:list>
                  <text:list-item>
                    <text:p text:style-name="P13"><text:span text:style-name="T22">формат теряет популярность</text:span></text:p>
                  </text:list-item>
                </text:list>
              </text:list-item>
              <text:list-item>
                <text:p text:style-name="P9"><text:span text:style-name="T11">Полноценная поддержка JSON</text:span></text:p>
                <text:list>
                  <text:list-item>
                    <text:p text:style-name="P13"><text:span text:style-name="T22">направление активно развивается</text:span></text:p>
                  </text:list-item>
                </text:list>
              </text:list-item>
              <text:list-item>
                <text:p text:style-name="P9"><text:span text:style-name="T11">Индексирование на основе метода доступа GIN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draw:frame presentation:style-name="pr12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25" draw:layer="layout" svg:width="25.6cm" svg:height="14.4cm" svg:x="1.2cm" svg:y="4.8cm" presentation:class="outline">
          <draw:text-box>
            <text:list text:style-name="L5">
              <text:list-item>
                <text:p text:style-name="P24"><text:span text:style-name="T23">Часть сведений о книгах (ISBN, аннотация и другие) выводятся приложением только на отдельной странице. Сейчас эти данные хранятся в таблице books, но не передаются приложению.</text:span><text:span text:style-name="T23"><text:line-break/></text:span><text:span text:style-name="T23">Измените функцию, реализующую API приложения, так, чтобы сведения передавались в виде одного объекта JSON.</text:span><text:span text:style-name="T23"><text:line-break/></text:span><text:span text:style-name="T23">Проверьте реализацию в приложении.</text:span></text:p>
              </text:list-item>
              <text:list-item>
                <text:p text:style-name="P24"><text:span text:style-name="T23">Многочисленные столбцы, хранящие дополнительные сведения о книгах, никак не используются в серверной части приложения. Замените их на один столбец, в котором сведения будут храниться в формате JSON. Сделайте это прозрачно для приложения.</text:span></text:p>
              </text:list-item>
            </text:list>
          </draw:text-box>
        </draw:frame>
        <draw:g draw:name="book">
          <draw:custom-shape draw:style-name="gr17" draw:text-style-name="P26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27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27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26" draw:layer="layout" svg:width="1.309cm" svg:height="0.703cm" draw:transform="rotate (1.5707963267949) translate (9.66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27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27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27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27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4" draw:text-style-name="P28" draw:layer="layout" svg:width="16.799cm" svg:height="15.121cm" svg:x="2.1cm" svg:y="14.107cm" presentation:class="notes" presentation:user-transformed="true">
            <draw:text-box>
              <text:p text:style-name="P15"><text:span text:style-name="T24">1. Сведения должны передаваться в объекте JSON следующего формата:</text:span></text:p>
              <text:p text:style-name="P15"><text:span text:style-name="T25">{ "ISBN": isbn,</text:span><text:span text:style-name="T25"><text:line-break/></text:span><text:span text:style-name="T25"> <text:s/>"Аннотация": abstract,</text:span><text:span text:style-name="T25"><text:line-break/></text:span><text:span text:style-name="T25"> <text:s/>"Издательство": publisher,</text:span><text:span text:style-name="T25"><text:line-break/></text:span><text:span text:style-name="T25"> <text:s/>"Год выпуска": year,</text:span><text:span text:style-name="T25"><text:line-break/></text:span><text:span text:style-name="T25"> <text:s/>"Гарнитура": typeface,</text:span><text:span text:style-name="T25"><text:line-break/></text:span><text:span text:style-name="T25"> <text:s/>"Издание": edition,</text:span><text:span text:style-name="T25"><text:line-break/></text:span><text:span text:style-name="T25"> <text:s/>"Серия": series</text:span><text:span text:style-name="T25"><text:line-break/></text:span><text:span text:style-name="T25">}</text:span></text:p>
              <text:p text:style-name="P15"><text:span text:style-name="T24">2. Действуйте в предположении, что во время замены столбцов приложение работает и должно корректно выполнять запросы пользователей. Не забудьте, что вместе с заменой столбцов на один общий необходимо исправить и интерфейсную функцию приложения.</text:span></text:p>
              <text:p text:style-name="P15"><text:span text:style-name="T24">Кроме того, считайте, что одновременно с работой приложения могут изменяться как данные о существующих книгах, так и добавляться новые книги.</text:span></text:p>
              <text:p text:style-name="P15"><text:span text:style-name="T24"/></text:p>
            </draw:text-box>
          </draw:frame>
        </presentation:notes>
      </draw:page>
      <draw:page draw:name="page16" draw:style-name="dp1" draw:master-page-name="master" presentation:presentation-page-layout-name="AL1T1">
        <draw:frame presentation:style-name="pr8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5" draw:text-style-name="P29" draw:layer="layout" svg:width="25.6cm" svg:height="14.4cm" svg:x="1.2cm" svg:y="4.8cm" presentation:class="outline" presentation:user-transformed="true">
          <draw:text-box>
            <text:list text:style-name="L6">
              <text:list-item>
                <text:p text:style-name="P24"><text:span text:style-name="T23">В базе данных имеются таблицы пользователей и их заказов, связанные отношением «один ко многим».</text:span><text:span text:style-name="T23"><text:line-break/></text:span><text:span text:style-name="T23">Напишите функцию, которая по идентификатору пользователя возвращает документ JSON, содержащий все сведения о пользователе вместе с массивом его заказов.</text:span></text:p>
              </text:list-item>
              <text:list-item>
                <text:p text:style-name="P24"><text:span text:style-name="T23">В пользовательском интерфейсе необходимо выводить названия городов, хранящиеся в базе данных, на выбранном языке. Один из способов — хранить все переводы названий</text:span><text:span text:style-name="T23"><text:line-break/></text:span><text:span text:style-name="T23">в объекте JSON в виде пар «код языка — название».</text:span><text:span text:style-name="T23"><text:line-break/></text:span><text:span text:style-name="T23">Реализуйте такой способ. Для удобства создайте представление, показывающее название городов на языке, заданном в конфигурационном параметре сервера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30" draw:layer="layout" svg:width="16.799cm" svg:height="13.364cm" svg:x="2.1cm" svg:y="14.107cm" presentation:class="notes" presentation:user-transformed="true">
            <draw:text-box>
              <text:p text:style-name="P18"><text:span text:style-name="T26">1. Таблицы могут быть следующими:</text:span></text:p>
              <text:p text:style-name="P18"><text:span text:style-name="T27">CREATE TABLE users(</text:span><text:span text:style-name="T27"><text:line-break/></text:span><text:span text:style-name="T27"> <text:s/>id integer PRIMARY KEY GENERATED ALWAYS AS IDENTITY,</text:span><text:span text:style-name="T27"><text:line-break/></text:span><text:span text:style-name="T27"> <text:s/>name text);</text:span></text:p>
              <text:p text:style-name="P18"><text:span text:style-name="T27">CREATE TABLE orders(</text:span><text:span text:style-name="T27"><text:line-break/></text:span><text:span text:style-name="T27"> <text:s/>id integer PRIMARY KEY GENERATED ALWAYS AS IDENTITY,</text:span><text:span text:style-name="T27"><text:line-break/></text:span><text:span text:style-name="T27"> <text:s/>user_id integer REFERENCES users(id),</text:span><text:span text:style-name="T27"><text:line-break/></text:span><text:span text:style-name="T27"> <text:s/>amount numeric);</text:span></text:p>
              <text:p text:style-name="P18"><text:span text:style-name="T26">Результат должен иметь вид:</text:span></text:p>
              <text:p text:style-name="P18"><text:span text:style-name="T27">{ "user_id": ...,</text:span><text:span text:style-name="T27"><text:line-break/></text:span><text:span text:style-name="T27"> <text:s/>"name": ...,</text:span><text:span text:style-name="T27"><text:line-break/></text:span><text:span text:style-name="T27"> <text:s/>"orders": [ { "order_id": ..., "amount": ... }, ... ]</text:span><text:span text:style-name="T27"><text:line-break/></text:span><text:span text:style-name="T27">}</text:span></text:p>
              <text:p text:style-name="P18"><text:span text:style-name="T26">Для того чтобы сформировать объект JSON из нескольких полей, воспользуйтесь функцией jsonb_build_object.</text:span></text:p>
              <text:p text:style-name="P18"><text:span text:style-name="T28"/></text:p>
              <text:p text:style-name="P18"><text:span text:style-name="T26">2. Название пользовательского конфигурационного параметра должно содержать точку в своем имени, например, «translation.lang».</text:span></text:p>
              <text:p text:style-name="P18"><text:span text:style-name="T26">Получить текущее значение параметра можно функцией current_setting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Liberation Mono6" svg:font-family="'Liberation Mono'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5" svg:font-family="'Liberation Mono'" style:font-pitch="variable"/>
    <style:font-face style:name="Liberation Sans7" svg:font-family="'Liberation Sans'" style:font-pitch="variable"/>
    <style:font-face style:name="OpenSymbol1" svg:font-family="OpenSymbol, 'Arial Unicode MS'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e6e6ff" draw:end-color="#f0e6ff" draw:start-intensity="100%" draw:end-intensity="100%" draw:angle="30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3T14:43:57.008538571</meta:creation-date>
    <meta:editing-duration>P2DT13H45M8S</meta:editing-duration>
    <meta:editing-cycles>161</meta:editing-cycles>
    <meta:generator>LibreOffice/6.4.7.2$MacOSX_X86_64 LibreOffice_project/639b8ac485750d5696d7590a72ef1b496725cfb5</meta:generator>
    <dc:date>2024-08-11T14:02:05.686845406</dc:date>
    <dc:creator>Егориус </dc:creator>
    <meta:document-statistic meta:object-count="300"/>
    <meta:template xlink:type="simple" xlink:actuate="onRequest" xlink:title="master" xlink:href="../../../../../.config/libreoffice/4/user/template/master.otp" meta:date="2015-06-03T14:43:56.815095550"/>
  </office:meta>
</office:document-meta>
</file>